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f38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officeooo:rsid="000ef38c" officeooo:paragraph-rsid="000ef38c"/>
    </style:style>
    <style:style style:name="P6" style:family="paragraph" style:parent-style-name="Standard">
      <style:paragraph-properties fo:text-align="justify" style:justify-single-word="false"/>
      <style:text-properties officeooo:rsid="001808db" officeooo:paragraph-rsid="001808db"/>
    </style:style>
    <style:style style:name="P7" style:family="paragraph" style:parent-style-name="Standard">
      <style:paragraph-properties fo:text-align="justify" style:justify-single-word="false"/>
      <style:text-properties officeooo:rsid="001808db" officeooo:paragraph-rsid="0020e5dd"/>
    </style:style>
    <style:style style:name="P8" style:family="paragraph" style:parent-style-name="Standard">
      <style:paragraph-properties fo:text-align="justify" style:justify-single-word="false"/>
      <style:text-properties officeooo:rsid="001808db" officeooo:paragraph-rsid="0023cb0a"/>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0e5dd"/>
    </style:style>
    <style:style style:name="P11" style:family="paragraph" style:parent-style-name="Standard">
      <style:paragraph-properties fo:text-align="justify" style:justify-single-word="false"/>
      <style:text-properties officeooo:paragraph-rsid="0023cb0a"/>
    </style:style>
    <style:style style:name="P12" style:family="paragraph" style:parent-style-name="Standard">
      <style:paragraph-properties fo:text-align="justify" style:justify-single-word="false"/>
      <style:text-properties fo:font-style="normal" style:text-underline-style="none" fo:font-weight="normal" officeooo:rsid="000d8bca" officeooo:paragraph-rsid="0023cb0a"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style:text-underline-style="none" fo:font-weight="normal" officeooo:rsid="001ed6b6" officeooo:paragraph-rsid="001b072e"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officeooo:rsid="001e3a3b" officeooo:paragraph-rsid="001e3a3b"/>
    </style:style>
    <style:style style:name="P15" style:family="paragraph" style:parent-style-name="Standard">
      <style:paragraph-properties fo:text-align="justify" style:justify-single-word="false"/>
      <style:text-properties officeooo:rsid="001e3a3b" officeooo:paragraph-rsid="0020e5dd"/>
    </style:style>
    <style:style style:name="P16" style:family="paragraph" style:parent-style-name="Standard">
      <style:paragraph-properties fo:text-align="justify" style:justify-single-word="false"/>
      <style:text-properties officeooo:rsid="001ed6b6" officeooo:paragraph-rsid="001e3a3b"/>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paragraph-rsid="0020e5dd"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paragraph-rsid="0023cb0a"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1e3a3b" officeooo:paragraph-rsid="0020e5dd"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0d8bca" officeooo:paragraph-rsid="0023cb0a" style:font-weight-asian="bold" style:font-weight-complex="bold"/>
    </style:style>
    <style:style style:name="P21" style:family="paragraph" style:parent-style-name="Standard">
      <style:paragraph-properties fo:text-align="justify" style:justify-single-word="false"/>
      <style:text-properties fo:font-weight="bold" officeooo:paragraph-rsid="0020e5dd" style:font-weight-asian="bold" style:font-weight-complex="bold"/>
    </style:style>
    <style:style style:name="P22" style:family="paragraph" style:parent-style-name="Standard">
      <style:paragraph-properties fo:text-align="justify" style:justify-single-word="false"/>
      <style:text-properties fo:font-weight="bold" officeooo:paragraph-rsid="0023cb0a" style:font-weight-asian="bold" style:font-weight-complex="bold"/>
    </style:style>
    <style:style style:name="P23" style:family="paragraph" style:parent-style-name="Standard">
      <style:paragraph-properties fo:text-align="justify" style:justify-single-word="false"/>
      <style:text-properties officeooo:rsid="0004a934" officeooo:paragraph-rsid="0020e5dd"/>
    </style:style>
    <style:style style:name="P24" style:family="paragraph" style:parent-style-name="Standard">
      <style:paragraph-properties fo:text-align="justify" style:justify-single-word="false"/>
      <style:text-properties officeooo:rsid="0006c456" officeooo:paragraph-rsid="0020e5dd"/>
    </style:style>
    <style:style style:name="P25" style:family="paragraph" style:parent-style-name="Standard">
      <style:paragraph-properties fo:text-align="justify" style:justify-single-word="false"/>
      <style:text-properties officeooo:rsid="0008ab07" officeooo:paragraph-rsid="0020e5dd"/>
    </style:style>
    <style:style style:name="P26" style:family="paragraph" style:parent-style-name="Standard">
      <style:paragraph-properties fo:text-align="justify" style:justify-single-word="false"/>
      <style:text-properties officeooo:rsid="000aa6e8" officeooo:paragraph-rsid="0020e5dd"/>
    </style:style>
    <style:style style:name="P27" style:family="paragraph" style:parent-style-name="Standard">
      <style:paragraph-properties fo:text-align="justify" style:justify-single-word="false"/>
      <style:text-properties officeooo:rsid="000c85f6" officeooo:paragraph-rsid="0020e5dd"/>
    </style:style>
    <style:style style:name="P28" style:family="paragraph" style:parent-style-name="Standard">
      <style:paragraph-properties fo:text-align="justify" style:justify-single-word="false"/>
      <style:text-properties style:text-underline-style="none" fo:font-weight="normal" officeooo:rsid="0020e5dd" officeooo:paragraph-rsid="0020e5dd"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25757e" officeooo:paragraph-rsid="0025757e" style:font-weight-asian="normal" style:font-weight-complex="normal"/>
    </style:style>
    <style:style style:name="P30" style:family="paragraph" style:parent-style-name="Standard">
      <style:paragraph-properties fo:text-align="justify" style:justify-single-word="false"/>
      <style:text-properties style:text-underline-style="none" fo:font-weight="bold" officeooo:rsid="0020e5dd" officeooo:paragraph-rsid="0023cb0a" style:font-weight-asian="bold" style:font-weight-complex="bold"/>
    </style:style>
    <style:style style:name="P31" style:family="paragraph" style:parent-style-name="Standard">
      <style:paragraph-properties fo:text-align="justify" style:justify-single-word="false"/>
      <style:text-properties officeooo:rsid="001253a0" officeooo:paragraph-rsid="0023cb0a"/>
    </style:style>
    <style:style style:name="P32" style:family="paragraph" style:parent-style-name="Standard">
      <style:paragraph-properties fo:text-align="justify" style:justify-single-word="false"/>
      <style:text-properties officeooo:rsid="0023cb0a" officeooo:paragraph-rsid="0023cb0a"/>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d8bca" officeooo:paragraph-rsid="0023cb0a"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officeooo:rsid="00240311" officeooo:paragraph-rsid="00240311"/>
    </style:style>
    <style:style style:name="T1" style:family="text">
      <style:text-properties officeooo:rsid="000452f3"/>
    </style:style>
    <style:style style:name="T2" style:family="text">
      <style:text-properties officeooo:rsid="0004a934"/>
    </style:style>
    <style:style style:name="T3" style:family="text">
      <style:text-properties officeooo:rsid="0006c456"/>
    </style:style>
    <style:style style:name="T4" style:family="text">
      <style:text-properties officeooo:rsid="0008ab07"/>
    </style:style>
    <style:style style:name="T5" style:family="text">
      <style:text-properties officeooo:rsid="000907b5"/>
    </style:style>
    <style:style style:name="T6" style:family="text">
      <style:text-properties officeooo:rsid="000aa6e8"/>
    </style:style>
    <style:style style:name="T7" style:family="text">
      <style:text-properties officeooo:rsid="000c85f6"/>
    </style:style>
    <style:style style:name="T8" style:family="text">
      <style:text-properties officeooo:rsid="000d8bca"/>
    </style:style>
    <style:style style:name="T9" style:family="text">
      <style:text-properties officeooo:rsid="000ef38c"/>
    </style:style>
    <style:style style:name="T10" style:family="text">
      <style:text-properties officeooo:rsid="00111e56"/>
    </style:style>
    <style:style style:name="T11" style:family="text">
      <style:text-properties officeooo:rsid="001253a0"/>
    </style:style>
    <style:style style:name="T12" style:family="text">
      <style:text-properties officeooo:rsid="00162597"/>
    </style:style>
    <style:style style:name="T13" style:family="text">
      <style:text-properties officeooo:rsid="0017f2e6"/>
    </style:style>
    <style:style style:name="T14" style:family="text">
      <style:text-properties officeooo:rsid="001808db"/>
    </style:style>
    <style:style style:name="T15" style:family="text">
      <style:text-properties officeooo:rsid="0018c207"/>
    </style:style>
    <style:style style:name="T16" style:family="text">
      <style:text-properties officeooo:rsid="001e3a3b"/>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22bbc7"/>
    </style:style>
    <style:style style:name="T19" style:family="text">
      <style:text-properties officeooo:rsid="0023cb0a"/>
    </style:style>
    <style:style style:name="T20" style:family="text">
      <style:text-properties officeooo:rsid="002594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7">User Story:</text:span></text:p>
      <text:p text:style-name="P19"/>
      <text:p text:style-name="P28">As the client, I would like to create an event so that guests can check-in.</text:p>
      <text:p text:style-name="P28"/>
      <text:p text:style-name="P30">Acceptance Criteria:</text:p>
      <text:p text:style-name="P30"/>
      <text:p text:style-name="P29">Scenario #1: Client wants to create an event.</text:p>
      <text:p text:style-name="P29"/>
      <text:p text:style-name="P29">Given: Client is logged in and navigates to the Create Event page.</text:p>
      <text:p text:style-name="P29">When: Client enters event details and clicks ‘Create Event’.</text:p>
      <text:p text:style-name="P28"/>
      <text:p text:style-name="P15"><text:span text:style-name="T17">User Story:</text:span></text:p>
      <text:p text:style-name="P19"/>
      <text:p text:style-name="P28">As the client, I would like to check how many people are attending an event so I can plan for it.</text:p>
      <text:p text:style-name="P28"/>
      <text:p text:style-name="P30">Acceptance Criteria:</text:p>
      <text:p text:style-name="P28"/>
      <text:p text:style-name="P15"><text:span text:style-name="T17">User Story:</text:span></text:p>
      <text:p text:style-name="P19"/>
      <text:p text:style-name="P28">As the client, I would like to check the dietary requirements for different guests so I know what food to provide.</text:p>
      <text:p text:style-name="P28"/>
      <text:p text:style-name="P30">Acceptance Criteria:</text:p>
      <text:p text:style-name="P10"/>
      <text:p text:style-name="P4">User Story:</text:p>
      <text:p text:style-name="P4"/>
      <text:p text:style-name="P1">As a <text:span text:style-name="T8">guest, I would like to see the list of events so that I can sign up </text:span><text:span text:style-name="T12">to one.</text:span></text:p>
      <text:p text:style-name="P1"/>
      <text:p text:style-name="P3">Acceptance Criteria:</text:p>
      <text:p text:style-name="P3"/>
      <text:p text:style-name="P1">Scenario <text:span text:style-name="T8">#1</text:span>: <text:span text:style-name="T8">Guest wants to sign up for a new event.</text:span></text:p>
      <text:p text:style-name="P1"/>
      <text:p text:style-name="P1">Given: <text:span text:style-name="T8">Guest navigates to the Current Events page.</text:span></text:p>
      <text:p text:style-name="P1">When: <text:span text:style-name="T8">Guest clicks on an event.</text:span></text:p>
      <text:p text:style-name="P1">Then: <text:span text:style-name="T8">Guest is redirected to the Check In page for that event.</text:span></text:p>
      <text:p text:style-name="P1">When: <text:span text:style-name="T8">Guest enters their details into the relevant fields and clicks ‘Check In’.</text:span></text:p>
      <text:p text:style-name="P1">Then: “<text:span text:style-name="T8">Successfully checked in to (enter event name), </text:span><text:span text:style-name="T19">please pay now</text:span><text:span text:style-name="T8">.”</text:span></text:p>
      <text:p text:style-name="P1"><text:span text:style-name="T9">And</text:span>: <text:span text:style-name="T9">Guest redirected to the </text:span><text:span text:style-name="T19">payment processor.</text:span></text:p>
      <text:p text:style-name="P32">When: Guest enters details into payment processor and pays for the event.</text:p>
      <text:p text:style-name="P32">Then: “Successfully paid for event, please check your email for badges”.</text:p>
      <text:p text:style-name="P32">And: Email sent to guest with relevant badge(s).</text:p>
      <text:p text:style-name="P1"/>
      <text:p text:style-name="P5">Scenario #2: Guest attempts to sign up for an event they are already marked as attending.</text:p>
      <text:p text:style-name="P5"/>
      <text:p text:style-name="P2">Given: <text:span text:style-name="T8">Guest navigates to the Current Events page.</text:span></text:p>
      <text:p text:style-name="P5">When: <text:span text:style-name="T8">Guest </text:span><text:span text:style-name="T18">attempts to sign-up for an event they area already attending (Name and Email match).</text:span></text:p>
      <text:p text:style-name="P5">Then: “You <text:span text:style-name="T10">are</text:span> already checked in to this event.”</text:p>
      <text:p text:style-name="P5">And: Guest redirected to the Current Events page.</text:p>
      <text:p text:style-name="P1"/>
      <text:p text:style-name="P34"/>
      <text:p text:style-name="P34">The next set of user stories were relevant when we were planning to implement guest login functionality. If we manage to implement the above core functions in reasonable time then adding guest login back to the site would be a good feature. It could allow:</text:p>
      <text:p text:style-name="P34">a) Guests to fill in their details so they don’t have to fill them in every time they sign up for a new event;</text:p>
      <text:p text:style-name="P34">b) Guests to sign up for events and pay later;</text:p>
      <text:p text:style-name="P34">c) Guests to remove sign ups for events;</text:p>
      <text:p text:style-name="P34">d) Guests to track what events they have marked as attending; and</text:p>
      <text:p text:style-name="P34"><text:soft-page-break/>e) <text:span text:style-name="T20">Guests to change their password, among other features.</text:span></text:p>
      <text:p text:style-name="P6"/>
      <text:p text:style-name="P17">User Story:</text:p>
      <text:p text:style-name="P10"/>
      <text:p text:style-name="P10">As a guest, I would like to <text:span text:style-name="T1">login to my account so that I can </text:span><text:span text:style-name="T13">use the site.</text:span></text:p>
      <text:p text:style-name="P10"/>
      <text:p text:style-name="P21">Acceptance Criteria:</text:p>
      <text:p text:style-name="P21"/>
      <text:p text:style-name="P10">Scenario #1: Successful <text:span text:style-name="T1">login.</text:span></text:p>
      <text:p text:style-name="P10"/>
      <text:p text:style-name="P10">Given: Guest <text:span text:style-name="T1">navigates to the </text:span><text:span text:style-name="T2">L</text:span><text:span text:style-name="T1">ogin page.</text:span></text:p>
      <text:p text:style-name="P10">When: Guest <text:span text:style-name="T1">enters </text:span><text:span text:style-name="T2">correct </text:span><text:span text:style-name="T1">username and password </text:span><text:span text:style-name="T2">and clicks ‘Login’.</text:span></text:p>
      <text:p text:style-name="P10">Then: <text:span text:style-name="T2">Guest is redirected to the Users page.</text:span></text:p>
      <text:p text:style-name="P10"/>
      <text:p text:style-name="P10">Scenario #2: <text:span text:style-name="T2">Username or password field left blank.</text:span></text:p>
      <text:p text:style-name="P10"/>
      <text:p text:style-name="P10">Given: Guest <text:span text:style-name="T2">navigates to the Login page.</text:span></text:p>
      <text:p text:style-name="P10">When: Guest <text:span text:style-name="T2">leaves either the username or password field blank and clicks ‘Login’.</text:span></text:p>
      <text:p text:style-name="P10">Then: “<text:span text:style-name="T2">Please fill out this field” message is displayed.</text:span></text:p>
      <text:p text:style-name="P10"/>
      <text:p text:style-name="P23">Scenario #3: Incorrect details entered.</text:p>
      <text:p text:style-name="P23"/>
      <text:p text:style-name="P23">Given: Guest navigates to the Login page.</text:p>
      <text:p text:style-name="P23">When: Guest enters either an incorrect username or password and clicks ‘Login’.</text:p>
      <text:p text:style-name="P23">Then: “This username or password does not exist” message displayed.</text:p>
      <text:p text:style-name="P10"/>
      <text:p text:style-name="P17">User Story:</text:p>
      <text:p text:style-name="P17"/>
      <text:p text:style-name="P10">As a guest, I would like to <text:span text:style-name="T2">change my password.</text:span></text:p>
      <text:p text:style-name="P10"/>
      <text:p text:style-name="P21">Acceptance Criteria:</text:p>
      <text:p text:style-name="P21"/>
      <text:p text:style-name="P10">Scenario #1: <text:span text:style-name="T2">Guest has forgotten their password.</text:span></text:p>
      <text:p text:style-name="P10"/>
      <text:p text:style-name="P10">Given: Guest <text:span text:style-name="T2">navigates to the Login page and cannot remember their password.</text:span></text:p>
      <text:p text:style-name="P10">When: <text:span text:style-name="T2">Guest clicks ‘Forgot password’.</text:span></text:p>
      <text:p text:style-name="P10">Then: <text:span text:style-name="T3">Prompt appears for guest to enter their email address.</text:span></text:p>
      <text:p text:style-name="P24">When: Guest enters an email address that matches a current user.</text:p>
      <text:p text:style-name="P10">Then: <text:span text:style-name="T3">Password reset email is sent to that email address.</text:span></text:p>
      <text:p text:style-name="P24">When: <text:span text:style-name="T5">Guest</text:span> <text:span text:style-name="T16">inputs code from email into correct field on website.</text:span></text:p>
      <text:p text:style-name="P24">Then: Login page updates <text:span text:style-name="T4">with two fields for new password.</text:span></text:p>
      <text:p text:style-name="P25">When: Guest types a<text:span text:style-name="T6">n identical new password in both fields.</text:span></text:p>
      <text:p text:style-name="P24">Then: “<text:span text:style-name="T4">Password successfully updated.”</text:span></text:p>
      <text:p text:style-name="P10">And: <text:span text:style-name="T4">Guest redirected to </text:span><text:span text:style-name="T6">Login page.</text:span></text:p>
      <text:p text:style-name="P10"/>
      <text:p text:style-name="P10">Scenario #2: <text:span text:style-name="T3">Guest is logged in and would like to update their password.</text:span></text:p>
      <text:p text:style-name="P10"/>
      <text:p text:style-name="P10">Given: G<text:span text:style-name="T6">uest navigates to the User page.</text:span></text:p>
      <text:p text:style-name="P10">When: Guest <text:span text:style-name="T6">clicks ‘Change password’.</text:span></text:p>
      <text:p text:style-name="P10">Then: <text:span text:style-name="T6">Page updates to display an ‘Old password’ field, along with two ‘New password’ fields.</text:span></text:p>
      <text:p text:style-name="P26">When: Guest enters their current password <text:span text:style-name="T7">in the ‘Old password’ field.</text:span></text:p>
      <text:p text:style-name="P27">And: <text:span text:style-name="T4">Guest types a</text:span><text:span text:style-name="T6">n identical new password in both ‘</text:span>New password’ fields.</text:p>
      <text:p text:style-name="P26">Then: “Password successfully updated.”</text:p>
      <text:p text:style-name="P7">And: <text:span text:style-name="T6">Guest redirected to Users page.</text:span></text:p>
      <text:p text:style-name="P7"/>
      <text:p text:style-name="P20">User Story:</text:p>
      <text:p text:style-name="P33"/>
      <text:p text:style-name="P12"><text:soft-page-break/>As a guest, I would like to pay for an event that I have signed up for.</text:p>
      <text:p text:style-name="P12"/>
      <text:p text:style-name="P22">Acceptance Criteria:</text:p>
      <text:p text:style-name="P22"/>
      <text:p text:style-name="P11">Scenario <text:span text:style-name="T8">#1</text:span>: <text:span text:style-name="T8">Guest wants to </text:span><text:span text:style-name="T14">pay for an event.</text:span></text:p>
      <text:p text:style-name="P11"/>
      <text:p text:style-name="P11">Given: <text:span text:style-name="T8">Guest </text:span><text:span text:style-name="T19">successfully signs up for an event.</text:span></text:p>
      <text:p text:style-name="P11">When: <text:span text:style-name="T8">Guest clicks on ‘</text:span><text:span text:style-name="T11">Events’ tab </text:span><text:span text:style-name="T19">in the Users page.</text:span></text:p>
      <text:p text:style-name="P11">Then: <text:span text:style-name="T8">Guest is </text:span><text:span text:style-name="T11">displayed a list of events that they have signed up for.</text:span></text:p>
      <text:p text:style-name="P11">When: <text:span text:style-name="T8">Guest </text:span><text:span text:style-name="T11">clicks ‘</text:span><text:span text:style-name="T14">Pay for Event</text:span><text:span text:style-name="T11">’ next to the relevant event.</text:span></text:p>
      <text:p text:style-name="P11">Then: <text:span text:style-name="T14">Using Stripe, Guest is redirected to payment page.</text:span></text:p>
      <text:p text:style-name="P8">Then: Guest uses payment method of their choice to pay for the event.</text:p>
      <text:p text:style-name="P31">When: <text:span text:style-name="T14">Payment is processed successfully.</text:span></text:p>
      <text:p text:style-name="P31">Then: “You have successfully <text:span text:style-name="T14">paid for</text:span> (enter event name).”</text:p>
      <text:p text:style-name="P31">And: Guest redirected to ‘Events’ tab <text:span text:style-name="T15">in</text:span> <text:span text:style-name="T14">Users page</text:span>.</text:p>
      <text:p text:style-name="P8">And: ‘Pay for Event’ button next to the relevant event is updated to ‘Event Paid For’.</text:p>
      <text:p text:style-name="P6"/>
      <text:p text:style-name="P18">User Story:</text:p>
      <text:p text:style-name="P18"/>
      <text:p text:style-name="P11">As a <text:span text:style-name="T8">guest, I would like to see </text:span><text:span text:style-name="T11">the events that I have signed up for so that I can cancel one of them.</text:span></text:p>
      <text:p text:style-name="P11"/>
      <text:p text:style-name="P22">Acceptance Criteria:</text:p>
      <text:p text:style-name="P22"/>
      <text:p text:style-name="P11">Scenario <text:span text:style-name="T8">#1</text:span>: <text:span text:style-name="T8">Guest wants to </text:span><text:span text:style-name="T11">remove their sign up for an event.</text:span></text:p>
      <text:p text:style-name="P11"/>
      <text:p text:style-name="P11">Given: <text:span text:style-name="T8">Guest </text:span><text:span text:style-name="T9">is logged in and </text:span><text:span text:style-name="T8">navigates to the </text:span><text:span text:style-name="T11">Users page.</text:span></text:p>
      <text:p text:style-name="P11">When: <text:span text:style-name="T8">Guest clicks on ‘</text:span><text:span text:style-name="T11">Events’ tab.</text:span></text:p>
      <text:p text:style-name="P11">Then: <text:span text:style-name="T8">Guest is </text:span><text:span text:style-name="T11">displayed a list of events that they have signed up for.</text:span></text:p>
      <text:p text:style-name="P11">When: <text:span text:style-name="T8">Guest </text:span><text:span text:style-name="T11">clicks ‘Cancel Check In’ next to the relevant event.</text:span></text:p>
      <text:p text:style-name="P11">Then: “<text:span text:style-name="T11">Are you sure you would like to cancel your check in to</text:span><text:span text:style-name="T8"> (enter event name)?”</text:span></text:p>
      <text:p text:style-name="P31">When: Guest clicks ‘Yes’.</text:p>
      <text:p text:style-name="P31">Then: “You have successfully removed your check in to (enter event name).”</text:p>
      <text:p text:style-name="P31">And: Guest redirected to ‘Events’ tab <text:span text:style-name="T14">in Users page</text:span>.</text:p>
      <text:p text:style-name="P16"/>
      <text:p text:style-name="P14"/>
      <text:p text:style-name="P6"/>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1pt" fo:language="en" fo:country="AU" style:letter-kerning="false" style:font-name-asian="Times New Roman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1pt" fo:language="en" fo:country="AU" style:letter-kerning="false" style:font-name-asian="Times New Roman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caption" style:family="paragraph" style:parent-style-name="Standard" style:next-style-name="Standard">
      <style:paragraph-properties fo:margin-top="0cm" fo:margin-bottom="0.353cm" style:contextual-spacing="false"/>
      <style:text-properties fo:font-size="12pt" fo:font-style="italic" style:font-size-asian="12pt" style:font-style-asian="italic" style:font-size-complex="9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e Antoncich</meta:initial-creator>
    <meta:editing-cycles>26</meta:editing-cycles>
    <meta:creation-date>2022-08-17T06:59:00</meta:creation-date>
    <dc:date>2022-09-21T00:29:54.956486896</dc:date>
    <meta:editing-duration>PT2H29M16S</meta:editing-duration>
    <meta:generator>LibreOffice/7.3.5.2$Linux_X86_64 LibreOffice_project/30$Build-2</meta:generator>
    <meta:document-statistic meta:table-count="0" meta:image-count="0" meta:object-count="0" meta:page-count="3" meta:paragraph-count="99" meta:word-count="948" meta:character-count="5430" meta:non-whitespace-character-count="4581"/>
    <meta:user-defined meta:name="AppVersion">16.0000</meta:user-defined>
    <meta:template xlink:type="simple" xlink:actuate="onRequest" xlink:title="Normal" xlink:href=""/>
  </office:meta>
</office:document-meta>
</file>